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Heading_20_1" style:list-style-name="">
      <style:paragraph-properties fo:margin-left="0in" fo:margin-right="0in" fo:text-indent="0in" style:auto-text-inden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30300932081296613" text:style-name="WW8Num3">
        <text:list-item>
          <text:h text:style-name="P1" text:outline-level="1">PROGRAM PLANNING AND PROPOSAL WRIRING</text:h>
        </text:list-item>
        <text:list-item>
          <text:h text:style-name="Heading_20_1" text:outline-level="1">Summary</text:h>
        </text:list-item>
      </text:list>
      <text:p text:style-name="Standard">Could end up on web…</text:p>
      <text:list xml:id="list134732564303646" text:continue-numbering="true" text:style-name="WW8Num3">
        <text:list-item>
          <text:h text:style-name="Heading_20_1" text:outline-level="1">Introduction to Applicant Agency</text:h>
        </text:list-item>
      </text:list>
      <text:p text:style-name="Standard">About the promise…</text:p>
      <text:list xml:id="list134731516762245" text:continue-numbering="true" text:style-name="WW8Num3">
        <text:list-item>
          <text:list>
            <text:list-item>
              <text:h text:style-name="Heading_20_2" text:outline-level="2">Organization Propose</text:h>
            </text:list-item>
            <text:list-item>
              <text:h text:style-name="Heading_20_2" text:outline-level="2">Location And Service Area</text:h>
            </text:list-item>
            <text:list-item>
              <text:h text:style-name="Heading_20_2" text:outline-level="2">Services Provided</text:h>
            </text:list-item>
            <text:list-item>
              <text:h text:style-name="Heading_20_2" text:outline-level="2">Who Benefits, How Many Per Year</text:h>
            </text:list-item>
            <text:list-item>
              <text:h text:style-name="Heading_20_2" text:outline-level="2">Staff Volunteers – Board Of Directors</text:h>
            </text:list-item>
            <text:list-item>
              <text:h text:style-name="Heading_20_2" text:outline-level="2">Collaboration – Partnership4</text:h>
            </text:list-item>
            <text:list-item>
              <text:h text:style-name="Heading_20_2" text:outline-level="2">Organizational Infrastructure</text:h>
            </text:list-item>
          </text:list>
        </text:list-item>
      </text:list>
      <text:p text:style-name="Standard">ADA compliance</text:p>
      <text:list xml:id="list134733158407920" text:continue-numbering="true" text:style-name="WW8Num3">
        <text:list-item>
          <text:list>
            <text:list-item>
              <text:h text:style-name="Heading_20_2" text:outline-level="2">Funding Sources</text:h>
            </text:list-item>
          </text:list>
        </text:list-item>
      </text:list>
      <text:p text:style-name="Standard">Narrow the focus down…and transition to the problem or need.</text:p>
      <text:list xml:id="list134732149277537" text:continue-numbering="true" text:style-name="WW8Num3">
        <text:list-item>
          <text:h text:style-name="Heading_20_1" text:outline-level="1">Discussion of Problem or Need</text:h>
        </text:list-item>
      </text:list>
      <text:p text:style-name="Standard">Value added?</text:p>
      <text:p text:style-name="Standard"/>
      <text:list xml:id="list134732230663137" text:continue-numbering="true" text:style-name="WW8Num3">
        <text:list-item>
          <text:h text:style-name="Heading_20_1" text:outline-level="1">Methods</text:h>
          <text:list>
            <text:list-item>
              <text:h text:style-name="Heading_20_2" text:outline-level="2">Overview</text:h>
            </text:list-item>
            <text:list-item>
              <text:h text:style-name="Heading_20_2" text:outline-level="2">Target Population</text:h>
            </text:list-item>
            <text:list-item>
              <text:h text:style-name="Heading_20_2" text:outline-level="2">Full Description of Actives</text:h>
            </text:list-item>
            <text:list-item>
              <text:h text:style-name="Heading_20_2" text:outline-level="2">Time-Line</text:h>
            </text:list-item>
            <text:list-item>
              <text:h text:style-name="Heading_20_2" text:outline-level="2">Collaboration</text:h>
            </text:list-item>
            <text:list-item>
              <text:h text:style-name="Heading_20_2" text:outline-level="2">Staffing</text:h>
            </text:list-item>
            <text:list-item>
              <text:h text:style-name="Heading_20_2" text:outline-level="2"><text:soft-page-break/>Facilities &amp; Equipment</text:h>
            </text:list-item>
          </text:list>
        </text:list-item>
      </text:list>
      <text:p text:style-name="Standard">See page 21-23</text:p>
      <text:list xml:id="list134732498054408" text:continue-numbering="true" text:style-name="WW8Num3">
        <text:list-item>
          <text:list>
            <text:list-item>
              <text:h text:style-name="Heading_20_2" text:outline-level="2">Process Objective kept within the method section.</text:h>
            </text:list-item>
            <text:list-item>
              <text:h text:style-name="Heading_20_2" text:outline-level="2">An outcome objective details the result of the method.</text:h>
            </text:list-item>
          </text:list>
        </text:list-item>
        <text:list-item>
          <text:h text:style-name="Heading_20_1" text:outline-level="1">Evaluation Plans</text:h>
        </text:list-item>
      </text:list>
      <text:p text:style-name="Standard">Program reports</text:p>
      <text:p text:style-name="Standard">Process</text:p>
      <text:p text:style-name="Standard">Outcome</text:p>
      <text:p text:style-name="Standard">Never promise 100%</text:p>
      <text:list xml:id="list134731957506393" text:continue-numbering="true" text:style-name="WW8Num3">
        <text:list-item>
          <text:h text:style-name="Heading_20_1" text:outline-level="1">Future and Other Necessary Funding</text:h>
        </text:list-item>
      </text:list>
      <text:p text:style-name="Standard"/>
      <text:h text:style-name="P2" text:outline-level="1">Budget</text:h>
      <text:p text:style-name="Standard">Direct</text:p>
      <text:list xml:id="list134733127636183" text:continue-numbering="true" text:style-name="WW8Num3">
        <text:list-item>
          <text:list>
            <text:list-item>
              <text:h text:style-name="Heading_20_2" text:outline-level="2">Personnel</text:h>
            </text:list-item>
            <text:list-item>
              <text:h text:style-name="Heading_20_2" text:outline-level="2">Non personnel</text:h>
            </text:list-item>
            <text:list-item>
              <text:h text:style-name="Heading_20_2" text:outline-level="2">Indirect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he" style:country-complex="IL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0pt" fo:font-weight="bold" style:font-size-asian="10pt" style:font-weight-asian="bold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letter-kerning="true" style:font-size-asian="12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Wk_2f_Tbl_20_Text" style:display-name="Wk/Tbl Text" style:family="paragraph" style:parent-style-name="Standard">
      <style:paragraph-properties fo:orphans="0" fo:widows="0"/>
    </style:style>
    <style:style style:name="Comment_20_Text" style:display-name="Comment Text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paragraph" style:parent-style-name="Standard">
      <style:text-properties fo:color="#0000ff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Body_20_Text_20_3" style:display-name="Body Text 3" style:family="paragraph" style:parent-style-name="Standard">
      <style:text-properties fo:color="#00808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Header_20_1" style:display-name="Header 1" style:family="paragraph" style:parent-style-name="Standard">
      <style:paragraph-properties fo:margin-top="0in" fo:margin-bottom="0.1665in" style:contextual-spacing="false" fo:orphans="0" fo:widows="0"/>
      <style:text-properties style:language-complex="ar" style:country-complex="SA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Default_20_Paragraph_20_Font" style:display-name="Default Paragraph Font" style:family="text"/>
    <style:style style:name="Tag" style:family="text" style:parent-style-name="Default_20_Paragraph_20_Fon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1in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1.5in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2in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2.5in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5in" fo:margin-left="3in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5in" fo:margin-left="3.5in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5in" fo:margin-left="4in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y Outline</dc:title>
    <meta:initial-creator>Paul Flint</meta:initial-creator>
    <meta:creation-date>2014-12-10T09:58:00</meta:creation-date>
    <dc:creator>flint</dc:creator>
    <dc:date>2014-12-10T09:58:00</dc:date>
    <meta:print-date>2002-05-02T11:39:00</meta:print-date>
    <meta:editing-cycles>2</meta:editing-cycles>
    <meta:editing-duration>P15824DT17H31M44S</meta:editing-duration>
    <meta:generator>LibreOffice/4.2.7.2$Linux_X86_64 LibreOffice_project/420m0$Build-2</meta:generator>
    <meta:document-statistic meta:table-count="0" meta:image-count="0" meta:object-count="0" meta:page-count="2" meta:paragraph-count="39" meta:word-count="142" meta:character-count="865" meta:non-whitespace-character-count="787"/>
  </office:meta>
</office:document-meta>
</file>